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859" officeooo:paragraph-rsid="001c7859"/>
    </style:style>
    <style:style style:name="P2" style:family="paragraph" style:parent-style-name="Standard">
      <style:text-properties fo:font-weight="bold" officeooo:rsid="001c7859" officeooo:paragraph-rsid="001c7859" style:font-weight-asian="bold" style:font-weight-complex="bold"/>
    </style:style>
    <style:style style:name="P3" style:family="paragraph" style:parent-style-name="Standard">
      <style:text-properties fo:font-weight="bold" officeooo:rsid="001ff532" officeooo:paragraph-rsid="001ff532" style:font-weight-asian="bold" style:font-weight-complex="bold"/>
    </style:style>
    <style:style style:name="P4" style:family="paragraph" style:parent-style-name="Standard">
      <style:text-properties fo:font-weight="normal" officeooo:rsid="0022f41c" officeooo:paragraph-rsid="0022f41c" style:font-weight-asian="normal" style:font-weight-complex="normal"/>
    </style:style>
    <style:style style:name="P5" style:family="paragraph" style:parent-style-name="Standard" style:list-style-name="L1">
      <style:text-properties fo:font-weight="normal" officeooo:rsid="0022f41c" officeooo:paragraph-rsid="0022f41c" style:font-weight-asian="normal" style:font-weight-complex="normal"/>
    </style:style>
    <style:style style:name="P6" style:family="paragraph" style:parent-style-name="Standard">
      <style:text-properties fo:font-weight="normal" officeooo:rsid="002401ed" officeooo:paragraph-rsid="002401ed" style:font-weight-asian="normal" style:font-weight-complex="normal"/>
    </style:style>
    <style:style style:name="P7" style:family="paragraph" style:parent-style-name="Standard" style:list-style-name="L1">
      <style:text-properties fo:font-weight="normal" officeooo:rsid="002401ed" officeooo:paragraph-rsid="002401ed" style:font-weight-asian="normal" style:font-weight-complex="normal"/>
    </style:style>
    <style:style style:name="P8" style:family="paragraph" style:parent-style-name="Standard" style:list-style-name="L2">
      <style:text-properties fo:font-weight="normal" officeooo:rsid="002401ed" officeooo:paragraph-rsid="002401ed" style:font-weight-asian="normal" style:font-weight-complex="normal"/>
    </style:style>
    <style:style style:name="P9" style:family="paragraph" style:parent-style-name="Standard">
      <style:text-properties fo:font-weight="normal" officeooo:rsid="00243183" officeooo:paragraph-rsid="00243183" style:font-weight-asian="normal" style:font-weight-complex="normal"/>
    </style:style>
    <style:style style:name="P10" style:family="paragraph" style:parent-style-name="Standard">
      <style:text-properties fo:font-weight="normal" officeooo:rsid="0026250a" officeooo:paragraph-rsid="0026250a" style:font-weight-asian="normal" style:font-weight-complex="normal"/>
    </style:style>
    <style:style style:name="P11" style:family="paragraph" style:parent-style-name="Standard" style:list-style-name="L4">
      <style:text-properties fo:font-weight="normal" officeooo:rsid="00293532" officeooo:paragraph-rsid="00293532" style:font-weight-asian="normal" style:font-weight-complex="normal"/>
    </style:style>
    <style:style style:name="P12" style:family="paragraph" style:parent-style-name="Standard">
      <style:text-properties fo:font-weight="normal" officeooo:rsid="00293532" officeooo:paragraph-rsid="00293532" style:font-weight-asian="normal" style:font-weight-complex="normal"/>
    </style:style>
    <style:style style:name="P13" style:family="paragraph" style:parent-style-name="Standard">
      <style:text-properties fo:font-weight="normal" officeooo:rsid="0027ce5f" officeooo:paragraph-rsid="0027ce5f" style:font-weight-asian="normal" style:font-weight-complex="normal"/>
    </style:style>
    <style:style style:name="P14" style:family="paragraph" style:parent-style-name="Standard">
      <style:text-properties fo:font-weight="bold" officeooo:rsid="001ff532" officeooo:paragraph-rsid="001ff532" style:font-weight-asian="bold" style:font-weight-complex="bold"/>
    </style:style>
    <style:style style:name="P15" style:family="paragraph" style:parent-style-name="Standard">
      <style:text-properties fo:font-weight="bold" officeooo:rsid="0022f41c" officeooo:paragraph-rsid="0022f41c" style:font-weight-asian="bold" style:font-weight-complex="bold"/>
    </style:style>
    <style:style style:name="P16" style:family="paragraph" style:parent-style-name="Standard">
      <style:text-properties fo:font-weight="bold" officeooo:rsid="0026250a" officeooo:paragraph-rsid="0026250a" style:font-weight-asian="bold" style:font-weight-complex="bold"/>
    </style:style>
    <style:style style:name="P17" style:family="paragraph" style:parent-style-name="Standard">
      <style:text-properties officeooo:paragraph-rsid="0026250a"/>
    </style:style>
    <style:style style:name="P18" style:family="paragraph" style:parent-style-name="Standard">
      <style:text-properties officeooo:rsid="0027ce5f" officeooo:paragraph-rsid="0027ce5f"/>
    </style:style>
    <style:style style:name="P19" style:family="paragraph" style:parent-style-name="Standard">
      <style:paragraph-properties fo:break-before="page"/>
      <style:text-properties fo:font-weight="bold" officeooo:rsid="0026250a" officeooo:paragraph-rsid="0026250a" style:font-weight-asian="bold" style:font-weight-complex="bold"/>
    </style:style>
    <style:style style:name="P20" style:family="paragraph" style:parent-style-name="Standard">
      <style:paragraph-properties fo:break-before="page"/>
      <style:text-properties officeooo:paragraph-rsid="0026250a"/>
    </style:style>
    <style:style style:name="T1" style:family="text">
      <style:text-properties officeooo:rsid="001ff532"/>
    </style:style>
    <style:style style:name="T2" style:family="text">
      <style:text-properties fo:font-weight="normal" style:font-weight-asian="normal" style:font-weight-complex="normal"/>
    </style:style>
    <style:style style:name="T3" style:family="text">
      <style:text-properties fo:font-weight="normal" officeooo:rsid="0026250a" style:font-weight-asian="normal" style:font-weight-complex="normal"/>
    </style:style>
    <style:style style:name="T4" style:family="text">
      <style:text-properties officeooo:rsid="0022f41c"/>
    </style:style>
    <style:style style:name="T5" style:family="text">
      <style:text-properties officeooo:rsid="002401ed"/>
    </style:style>
    <style:style style:name="T6" style:family="text">
      <style:text-properties officeooo:rsid="0026250a"/>
    </style:style>
    <style:style style:name="T7" style:family="text">
      <style:text-properties fo:font-weight="bold" style:font-weight-asian="bold" style:font-weight-complex="bold"/>
    </style:style>
    <style:style style:name="T8" style:family="text">
      <style:text-properties fo:font-weight="bold" officeooo:rsid="0027ce5f" style:font-weight-asian="bold" style:font-weight-complex="bold"/>
    </style:style>
    <style:style style:name="T9" style:family="text">
      <style:text-properties fo:font-weight="bold" officeooo:rsid="0026250a" style:font-weight-asian="bold" style:font-weight-complex="bold"/>
    </style:style>
    <style:style style:name="T10" style:family="text">
      <style:text-properties officeooo:rsid="0027ce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iektu<text:span text:style-name="T1">a</text:span><text:span text:style-name="T4">ren aurkezpena ebaluatzeko gida</text:span></text:p>
      <text:p text:style-name="P1"/>
      <text:p text:style-name="P3"><text:span text:style-name="T4">Ebaluatuko den t</text:span>aldearen izena: <text:span text:style-name="T2">_________________________________</text:span></text:p>
      <text:p text:style-name="P3"/>
      <text:p text:style-name="P15">Ebaluatu taldearen aurkezpen<text:span text:style-name="T10">a</text:span></text:p>
      <text:p text:style-name="P4"/>
      <text:p text:style-name="P4">Atal bakoitza 1etik 5era ebaluatu <text:span text:style-name="T5">(</text:span>5 Bikain, 4 Ondo, 3 Nahikoa, 2 Eskaxa, 1 Gutxiegi<text:span text:style-name="T5">):</text:span></text:p>
      <text:p text:style-name="P4"/>
      <text:list xml:id="list1511892795" text:style-name="L1">
        <text:list-item>
          <text:p text:style-name="P5">Aurkezpenaren Antolaketa: </text:p>
        </text:list-item>
        <text:list-item>
          <text:p text:style-name="P5">Aurkezpenaren Edukia:</text:p>
        </text:list-item>
        <text:list-item>
          <text:p text:style-name="P5">Proiektuaren Zailtasuna:</text:p>
        </text:list-item>
        <text:list-item>
          <text:p text:style-name="P5">Soluzioaren Kalitatea:</text:p>
        </text:list-item>
        <text:list-item>
          <text:p text:style-name="P7">Balorazio Orokorra:</text:p>
        </text:list-item>
      </text:list>
      <text:p text:style-name="P6"/>
      <text:p text:style-name="P9">Laburbildu ondorengo puntuak:</text:p>
      <text:p text:style-name="P6"/>
      <text:list xml:id="list3461912816" text:style-name="L2">
        <text:list-item>
          <text:list>
            <text:list-item>
              <text:p text:style-name="P8">Alde Positiboak:</text:p>
            </text:list-item>
          </text:list>
        </text:list-item>
      </text:list>
      <text:p text:style-name="P6"/>
      <text:p text:style-name="P6"/>
      <text:p text:style-name="P6"/>
      <text:p text:style-name="P6"/>
      <text:p text:style-name="P6"/>
      <text:p text:style-name="P6"/>
      <text:p text:style-name="P6"/>
      <text:p text:style-name="P6"/>
      <text:list xml:id="list92236512611217" text:continue-numbering="true" text:style-name="L2">
        <text:list-item>
          <text:list>
            <text:list-item>
              <text:p text:style-name="P8">Alde Negatiboak:</text:p>
            </text:list-item>
          </text:list>
        </text:list-item>
      </text:list>
      <text:p text:style-name="P6"/>
      <text:p text:style-name="P6"/>
      <text:p text:style-name="P6"/>
      <text:p text:style-name="P6"/>
      <text:p text:style-name="P6"/>
      <text:p text:style-name="P6"/>
      <text:p text:style-name="P6"/>
      <text:p text:style-name="P6"/>
      <text:p text:style-name="P6"/>
      <text:list xml:id="list92237320848547" text:continue-numbering="true" text:style-name="L2">
        <text:list-item>
          <text:list>
            <text:list-item>
              <text:p text:style-name="P8">Oharrak edo iruzkinak:</text:p>
            </text:list-item>
          </text:list>
        </text:list-item>
      </text:list>
      <text:p text:style-name="P19">Atal bakoitza ebaluatzeko laguntza</text:p>
      <text:p text:style-name="P16"/>
      <text:p text:style-name="P16"><text:span text:style-name="T2">1. Aurkezpenaren Antolaketa:</text:span></text:p>
      <text:p text:style-name="P16"><text:span text:style-name="T2"/></text:p>
      <text:p text:style-name="P16"><text:span text:style-name="T2">Aurkezpena ondo antolatuta dago eta zentzuzko gidoia jarraitzen du. Aurkezpena osatzen duten zatiak ondo desberdinduta agertzen dira, eta euren arteko erlazioa logikoa da. Behar ez denean ez da gauza bera errepikatzen (adibidez, bi taldekidek zerbait errepikatzea). Nahiz eta aurkezleak pertsona ezberdinak izan, entzuleak beti daki aurkezpenaren ze puntuan dagoen, ez da galdua sentitzen. Aurkezpena taldeka, bere osotasunean, lehenago entsegatu eta prestatu dela nabaritzen da. Taldekide bakoitzaren aurkezpen denbora eta zailtasuna berdintsua izan da elkarren artean konparatzean. Aurkezpenean gutxienez sarrera, garapena, eta ondorioak ondo desberdinduta agertzen dira eta galderak egiteko atal bat ere aurreikusi da. </text:span>Denbora aldetik ondo egituratu da<text:span text:style-name="T2">. </text:span></text:p>
      <text:p text:style-name="P16"><text:span text:style-name="T2"/></text:p>
      <text:p text:style-name="P10">2. Aurkezpenaren Edukia:</text:p>
      <text:p text:style-name="P10"/>
      <text:p text:style-name="P17"><text:span text:style-name="T3">Aurkezpenak espero ziren gai guztiak jorratzen ditu: sarrera, kokapena ikasgaiaren testuinguruan, jokoaren deskribapena, helburuak, alderdi teknikoak, aplikazioaren diseinua (klase diagrama, atributu eta metodo nagusiekin, partida bat burutzeko sekuentzia diagrama), JUnit garrantzitsuenen diseinua eta salbuespen kritikoen deskribapena), hasierako planifikazioa (denbora, atazak, eta atazen banaketa).eta benetan egindako eta hartutako denbora hasieran planifikatutakoarekin konparatuz. Landutako Inplementazioaren alde aipagarrienak, eta ondorioen aurkezpena (noski, hau ez dadila izan “asko ikasi dugu” bezalako zerbait).</text:span></text:p>
      <text:p text:style-name="P10"/>
      <text:p text:style-name="P10">3. Proiektuaren Zailtasuna:</text:p>
      <text:p text:style-name="P10"/>
      <text:p text:style-name="P10">Zailtasuna ikasgaiaren mailari egokitzen zaio, are gehiago, gainditzen du, adibidez klasean ikusi ez diren alde teknikoak landu direlako; backtracking, bilaketa eraginkorrak, nolabaiteko adimen artifizialeko algoritmoak...). Erabilitako klase kopurua handia da, herentzia bakuna erabili da, eta ondo noski. Salbuespenak behar zen kasu guztietan inplementatu dira. Sekuntzia diagramak egokiak dira… </text:p>
      <text:p text:style-name="P10"/>
      <text:p text:style-name="P10">4. Soluzioaren Kalitatea:</text:p>
      <text:p text:style-name="P10"/>
      <text:p text:style-name="P10">Definitutako klaseak egokiak dira, eta euren osotasunean, ebazpen koherentea osatzen dute. Metodo eta atributuak ere egokiak dira, eta modu logikoan erabiliak izan dira, bai ikuspenari dagokionez (publiko vs pribatua), bai kokapen aldetik (metodo bakoitza zentzukoa eta logikoa den klasean inplementatuta dago). Partida baten egikaritzeari dagokion sekuentzia-diagrama, klase-diagramarekin koherentea da, eta azkeneko hori inplementatutako ebazpenarekin. <text:s/>Herentzia, salbuespen eta metodo lagungarrien inplementazioa ere egokia da eta ondo justifikatua dago.</text:p>
      <text:p text:style-name="P10"/>
      <text:p text:style-name="P10"/>
      <text:p text:style-name="P20"><text:span text:style-name="T8">Banakako</text:span><text:span text:style-name="T9"> aurkezpena ebaluatzeko gida</text:span></text:p>
      <text:p text:style-name="P17"><text:span text:style-name="T9"/></text:p>
      <text:p text:style-name="P18"><text:span text:style-name="T9">A</text:span><text:span text:style-name="T7">urkezlearen izena: </text:span><text:span text:style-name="T2">______________________________</text:span></text:p>
      <text:p text:style-name="P18"><text:span text:style-name="T7"/></text:p>
      <text:p text:style-name="P13">Atal bakoitza 1etik 5era ebaluatu (5 Bikain, 4 Ondo, 3 Nahikoa, 2 Eskaxa, 1 Gutxiegi):</text:p>
      <text:p text:style-name="P13"/>
      <text:list xml:id="list1218972819" text:style-name="L4">
        <text:list-item>
          <text:p text:style-name="P11">Gaia menderatzen du:</text:p>
        </text:list-item>
        <text:list-item>
          <text:p text:style-name="P11">Informazioaren antolakuntza:</text:p>
        </text:list-item>
        <text:list-item>
          <text:p text:style-name="P11">Entzuleenganako jarrera:</text:p>
        </text:list-item>
        <text:list-item>
          <text:p text:style-name="P11">Lengoaia teknikoa menderatzen du:</text:p>
        </text:list-item>
        <text:list-item>
          <text:p text:style-name="P11">Ahotsaren tonua:</text:p>
        </text:list-item>
        <text:list-item>
          <text:p text:style-name="P11">Gorputz-espresioa eta segurtasuna:</text:p>
        </text:list-item>
        <text:list-item>
          <text:p text:style-name="P11">Balorazio Orokorra:</text:p>
        </text:list-item>
      </text:list>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2T14:14:38.190470687</meta:creation-date>
    <dc:date>2023-02-23T09:22:18.401355281</dc:date>
    <meta:editing-duration>PT44M21S</meta:editing-duration>
    <meta:editing-cycles>8</meta:editing-cycles>
    <meta:generator>LibreOffice/6.4.7.2$Linux_X86_64 LibreOffice_project/40$Build-2</meta:generator>
    <meta:document-statistic meta:table-count="0" meta:image-count="0" meta:object-count="0" meta:page-count="3" meta:paragraph-count="32" meta:word-count="400" meta:character-count="3263" meta:non-whitespace-character-count="2906"/>
  </office:meta>
</office:document-meta>
</file>